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WWNum2"/>
    <style:style style:name="P4" style:family="paragraph" style:parent-style-name="Standard" style:list-style-name="WWNum1"/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mote procedure calls</text:p>
      <text:p text:style-name="Standard">Is a strategy for communication in a client-server system. It makes use of message-passing facilities underneath. A client can call and execute a remote procedure whose address space is on another machine as a local procedure.</text:p>
      <text:p text:style-name="Standard"/>
      <text:p text:style-name="P1">Procedure</text:p>
      <text:p text:style-name="Standard">RPC system provides a client stub for each call. <text:s/>When the application on the client side is compiled it is binded with this stub. When the remote procedure is invoked by the client, the following happens</text:p>
      <text:list xml:id="list1741844477" text:style-name="WWNum2">
        <text:list-item>
          <text:p text:style-name="P3">The stub marshals the arguments. i.e. Converts them to a machine independent form(Ex: XDR).</text:p>
        </text:list-item>
        <text:list-item>
          <text:p text:style-name="P3">Contacts to a well known master server called the matchmaker and asks for the location (port number and address) which would service the RPC.</text:p>
        </text:list-item>
        <text:list-item>
          <text:p text:style-name="P3">Match-maker replies with the location</text:p>
        </text:list-item>
        <text:list-item>
          <text:p text:style-name="P3">Client sends the RPC request to this location.</text:p>
        </text:list-item>
        <text:list-item>
          <text:p text:style-name="P3">Server executes the call and returns the result.</text:p>
        </text:list-item>
      </text:list>
      <text:p text:style-name="Standard"/>
      <text:p text:style-name="P1">RPC semantics</text:p>
      <text:list xml:id="list1900538261" text:style-name="WWNum1">
        <text:list-item>
          <text:p text:style-name="P4">At-most-once – Server can keep a record of the time-stamp and ensure that only one execution is done.</text:p>
        </text:list-item>
        <text:list-item>
          <text:p text:style-name="P4">Exactly-once – Server sends ack to client as soon as it receives a request. This eliminates the possibility of a server not receiving the request. The client can resend the request if the ack is not received. The server maintains the time-stamp to ensure at-most-once execution from its side. The client ensures the exactly-once semantics. If the client makes sure of sending requests after specific time-outs, the semantics would work even if ACK's from the server get lost.</text:p>
        </text:list-item>
      </text:list>
      <text:p text:style-name="Standard"/>
      <text:p text:style-name="P1">Undesirable consequences of not enforcing at-most-once or exactly-once semantics</text:p>
      <text:p text:style-name="Standard">Remote procedure may be invoked more than once. If this RPC call was meant to represent a withdrawal of money from a bank account, multiple withdrawals would happen.</text:p>
      <text:p text:style-name="Standard"/>
      <text:p text:style-name="P1">What type of operations could afford not to enforce at least one of the two semantics</text:p>
      <text:p text:style-name="Standard">Operations which do not alter data or provide time-sensitive <text:s/>results could afford to not enforce at least one of the two semantics. Ex; Query information about account balance</text:p>
      <text:p text:style-name="Standard"/>
      <text:p text:style-name="P1">Software which uses RPC</text:p>
      <text:list xml:id="list152237059" text:style-name="L1">
        <text:list-item>
          <text:p text:style-name="P6">NF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1.251cm"/>
        </style:tab-stops>
      </style:paragraph-properties>
      <style:text-properties fo:color="#00000a" style:font-name="Liberation Serif" fo:font-size="12pt" fo:language="en" fo:country="US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21T12:05:45</meta:creation-date>
    <meta:initial-creator>Kempa </meta:initial-creator>
    <meta:editing-cycles>3</meta:editing-cycles>
    <meta:editing-duration>PT11M17S</meta:editing-duration>
    <meta:generator>LibreOffice/3.3$Linux LibreOffice_project/330m19$Build-301</meta:generator>
    <dc:date>2011-08-26T18:45:44</dc:date>
    <dc:creator>Kempa </dc:creator>
    <meta:document-statistic meta:table-count="0" meta:image-count="0" meta:object-count="0" meta:page-count="1" meta:paragraph-count="18" meta:word-count="327" meta:character-count="1960"/>
  </office:meta>
</office:document-meta>
</file>